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800000" fo:font-weight="normal" style:font-weight-asian="normal" style:font-weight-complex="normal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ext-properties fo:color="#00cc00"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 --- test i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tus changed whenvere moved from one queue to oth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pare to see not missing anything</text:p>
          </table:table-cell>
          <table:table-cell table:number-columns-repeated="5"/>
          <table:table-cell table:style-name="ce1"/>
          <table:table-cell office:value-type="string" calcext:value-type="string">
            <text:p>chaning “translate_addrss” with kapil logic</text:p>
          </table:table-cell>
        </table:table-row>
        <table:table-row table:style-name="ro1">
          <table:table-cell/>
          <table:table-cell office:value-type="string" calcext:value-type="string">
            <text:p>check no unnecessary printQueues, cout</text:p>
          </table:table-cell>
          <table:table-cell table:number-columns-repeated="6"/>
          <table:table-cell table:style-name="ce2" office:value-type="string" calcext:value-type="string">
            <text:p>check if we can use exception handling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return something other than NULL in exception cases – returning null will break the code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check usleep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2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office:value-type="string" calcext:value-type="string">
            <text:p>&lt;....&gt;</text:p>
          </table:table-cell>
          <table:table-cell office:value-type="string" calcext:value-type="string">
            <text:p>similar issue with delete</text:p>
          </table:table-cell>
          <table:table-cell table:number-columns-repeated="5"/>
          <table:table-cell table:style-name="ce3" office:value-type="string" calcext:value-type="string">
            <text:p>main thread while creating thing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table:style-name="ce2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ase-2 deadline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Join &amp; thread????</text:p>
          </table:table-cell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terminate ko delete karna hai?</text:p>
          </table:table-cell>
          <table:table-cell table:number-columns-repeated="6"/>
          <table:table-cell table:style-name="ce7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/>
          <table:table-cell office:value-type="string" calcext:value-type="string">
            <text:p>sleep mein CPU block karna hai kya?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32 bit/64 bit check for PC &amp; SP</text:p>
          </table:table-cell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  <table:table-cell table:style-name="ce8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/>
          <table:table-cell office:value-type="string" calcext:value-type="string">
            <text:p>stats meaning &amp; te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ete thread – case sleep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leep stats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cenario : join – thread deleted before terminating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esume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what if the current thread is calling getStats on itself?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office:value-type="string" calcext:value-type="string">
            <text:p>exception handl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exception condit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6:45:14.787982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6T20:10:45.889729282</dc:date>
    <meta:editing-duration>PT14H55M9S</meta:editing-duration>
    <meta:editing-cycles>65</meta:editing-cycles>
    <meta:generator>LibreOffice/4.2.6.3$Linux_X86_64 LibreOffice_project/420m0$Build-3</meta:generator>
    <meta:document-statistic meta:table-count="2" meta:cell-count="60" meta:object-count="0"/>
  </office:meta>
</office:document-meta>
</file>